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9000002A46F8777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01cm" svg:stroke-color="#800000" draw:marker-end="Extrémité_20_de_20_ligne_20_3" draw:fill="none" draw:textarea-horizontal-align="center" draw:textarea-vertical-align="middle" fo:padding-top="0.049cm" fo:padding-bottom="0.049cm" fo:padding-left="0.049cm" fo:padding-right="0.049cm"/>
    </style:style>
    <style:style style:name="gr3" style:family="graphic" style:parent-style-name="standard">
      <style:graphic-properties svg:stroke-color="#800000" draw:marker-end="Extrémité_20_de_20_ligne_20_3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13.476cm" svg:x="1.148cm" svg:y="8.233cm">
          <draw:image xlink:href="Pictures/10000000000003B9000002A46F87779C.png" xlink:type="simple" xlink:show="embed" xlink:actuate="onLoad">
            <text:p/>
          </draw:image>
        </draw:frame>
        <draw:ellipse draw:style-name="gr2" draw:text-style-name="P2" draw:layer="layout" svg:width="3.839cm" svg:height="1.052cm" svg:x="15.961cm" svg:y="20.748cm">
          <text:p/>
        </draw:ellipse>
        <draw:line draw:style-name="gr3" draw:text-style-name="P2" draw:layer="layout" svg:x1="16cm" svg:y1="21.146cm" svg:x2="10.375cm" svg:y2="20.2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émité_20_de_20_ligne_20_3" draw:display-name="Extrémité de ligne 3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Didier Roche</meta:initial-creator>
    <meta:creation-date>2007-05-10T15:55:30</meta:creation-date>
    <dc:creator>Didier Roche</dc:creator>
    <dc:date>2007-05-10T17:25:53</dc:date>
    <dc:language>fr-FR</dc:language>
    <meta:editing-cycles>3</meta:editing-cycles>
    <meta:editing-duration>PT1H30M28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